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antiémy 2013: 636 tisíc Kč na všechny, 2014 ni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; celkově 13,9 milionů za 2014, 8,7 milionů za 2013</text:p>
          </table:table-cell>
          <table:table-cell/>
          <table:table-cell office:value-type="string" calcext:value-type="string">
            <text:p>Cca 33000</text:p>
          </table:table-cell>
          <table:table-cell table:number-columns-repeated="3"/>
          <table:table-cell office:value-type="string" calcext:value-type="string">
            <text:p>Tantiémy 2012: představenstvu 16 mil, DR 12 mil; 2013 i 2014 celkem 28 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4"/>
          <table:table-cell office:value-type="string" calcext:value-type="string">
            <text:p>Průměrně cca 40 000</text:p>
          </table:table-cell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.00.0000</text:date>, <text:time style:data-style-name="N2" text:time-value="09:46:30.284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11-04T12:02:54.595000000</dc:date>
    <meta:editing-duration>P2DT8H55M13S</meta:editing-duration>
    <meta:editing-cycles>63</meta:editing-cycles>
    <meta:generator>LibreOffice/4.4.2.2$Windows_x86 LibreOffice_project/c4c7d32d0d49397cad38d62472b0bc8acff48dd6</meta:generator>
    <meta:document-statistic meta:table-count="4" meta:cell-count="876" meta:object-count="0"/>
  </office:meta>
</office:document-meta>
</file>